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weight="normal" style:font-weight-asian="normal" style:font-weight-complex="normal"/>
    </style:style>
    <style:style style:name="P2" style:family="paragraph" style:parent-style-name="Heading_20_3">
      <style:text-properties fo:font-weight="normal" style:font-weight-asian="normal" style:font-weight-complex="normal"/>
    </style:style>
    <style:style style:name="P3" style:family="paragraph" style:parent-style-name="Text_20_body">
      <style:text-properties fo:font-weight="normal" style:font-weight-asian="normal" style:font-weight-complex="normal"/>
    </style:style>
    <style:style style:name="P4" style:family="paragraph" style:parent-style-name="Text_20_body" style:list-style-name="L1">
      <style:text-properties fo:font-weight="normal" style:font-weight-asian="normal" style:font-weight-complex="normal"/>
    </style:style>
    <style:style style:name="P5" style:family="paragraph" style:parent-style-name="Text_20_body" style:list-style-name="L4">
      <style:text-properties fo:font-weight="normal" style:font-weight-asian="normal" style:font-weight-complex="normal"/>
    </style:style>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1">
      <style:paragraph-properties fo:margin-top="0cm" fo:margin-bottom="0cm" loext:contextual-spacing="false"/>
      <style:text-properties fo:font-weight="normal" style:font-weight-asian="normal" style:font-weight-complex="normal"/>
    </style:style>
    <style:style style:name="P11" style:family="paragraph" style:parent-style-name="Text_20_body" style:list-style-name="L2">
      <style:paragraph-properties fo:margin-top="0cm" fo:margin-bottom="0cm" loext:contextual-spacing="false"/>
    </style:style>
    <style:style style:name="P12" style:family="paragraph" style:parent-style-name="Text_20_body" style:list-style-name="L3">
      <style:paragraph-properties fo:margin-top="0cm" fo:margin-bottom="0cm" loext:contextual-spacing="false"/>
    </style:style>
    <style:style style:name="P13" style:family="paragraph" style:parent-style-name="Text_20_body" style:list-style-name="L4">
      <style:paragraph-properties fo:margin-top="0cm" fo:margin-bottom="0cm" loext:contextual-spacing="false"/>
    </style:style>
    <style:style style:name="P14" style:family="paragraph" style:parent-style-name="Text_20_body" style:list-style-name="L5">
      <style:paragraph-properties fo:margin-top="0cm" fo:margin-bottom="0cm" loext:contextual-spacing="false"/>
    </style:style>
    <style:style style:name="P15" style:family="paragraph" style:parent-style-name="Footnote">
      <style:text-properties officeooo:rsid="0011725c" officeooo:paragraph-rsid="0011725c"/>
    </style:style>
    <style:style style:name="T1" style:family="text">
      <style:text-properties fo:font-weight="normal" style:font-weight-asian="normal" style:font-weight-complex="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La arquitectura web define una tarea que requiere conocimientos técnicos de construcción, funcionales y de diseño para sitios o páginas web. Al igual que en la arquitectura tradicional, actualmente el foco para el diseño y construcción de páginas web se centra en el usuario y sus requerimientos.</text:p>
      <text:p text:style-name="Text_20_body"><text:note text:id="ftn0" text:note-class="footnote"><text:note-citation>1</text:note-citation><text:note-body><text:p text:style-name="P15">Jorge Sanchez Cortes</text:p></text:note-body></text:note>La arquitectura web debe garantizar que el sitio web sea simple, altamente funcional, amigable con móviles, que el usuario encuentre rápidamente lo que está buscando, con un diseño que sea un reflejo de su marca, que se cumpla el objetivo de negocio para el cual fue desarrollado el sitio, etc.</text:p>
      <text:p text:style-name="Standard"/>
      <text:p text:style-name="P1">LAMP es el acrónimo usado para describir un sistema de infraestructura de internet que usa las siguientes herramientas: </text:p>
      <text:list xml:id="list518039804" text:style-name="L1">
        <text:list-item>
          <text:p text:style-name="P10">Linux, el sistema operativo; En algunos casos también se refiere a LDAP. </text:p>
        </text:list-item>
        <text:list-item>
          <text:p text:style-name="P10">Apache, el servidor web; </text:p>
        </text:list-item>
        <text:list-item>
          <text:p text:style-name="P10">MySQL, el gestor de bases de datos; </text:p>
        </text:list-item>
        <text:list-item>
          <text:p text:style-name="P4">Perl, PHP, o Python, los lenguajes de programación.</text:p>
        </text:list-item>
      </text:list>
      <text:p text:style-name="Standard"/>
      <text:p text:style-name="Standard">MEAN es el acrónimo que referencia Arquitecturas desarrolladas con MongoDB, Express.js , Angular.js y Node.js. Los cuatro son nuevos productos fuertemente ligados al mundo Javascript.</text:p>
      <text:p text:style-name="Standard"/>
      <text:h text:style-name="P2" text:outline-level="3">Ventajas de LAMP</text:h>
      <text:list xml:id="list922716475" text:style-name="L2">
        <text:list-item>
          <text:p text:style-name="P11"><text:span text:style-name="T1">Es una tecnología </text:span><text:span text:style-name="Strong_20_Emphasis"><text:span text:style-name="T1">madura</text:span></text:span><text:span text:style-name="T1"> </text:span></text:p>
        </text:list-item>
        <text:list-item>
          <text:p text:style-name="P11"><text:span text:style-name="T1">Está bien </text:span><text:span text:style-name="Strong_20_Emphasis"><text:span text:style-name="T1">documentada</text:span></text:span><text:span text:style-name="T1"> </text:span></text:p>
        </text:list-item>
        <text:list-item>
          <text:p text:style-name="P11"><text:span text:style-name="Strong_20_Emphasis"><text:span text:style-name="T1">Funciona bien</text:span></text:span><text:span text:style-name="T1"> en apps web de tamaño medio y grande donde la gestión de los datos en tiempo real no es vital </text:span></text:p>
        </text:list-item>
        <text:list-item>
          <text:p text:style-name="P11"><text:span text:style-name="T1">Tiene una </text:span><text:span text:style-name="Strong_20_Emphasis"><text:span text:style-name="T1">comunidad</text:span></text:span><text:span text:style-name="T1"> muy grande </text:span></text:p>
        </text:list-item>
        <text:list-item>
          <text:p text:style-name="P6"><text:span text:style-name="T1">PHP es el lenguaje de servidor </text:span><text:span text:style-name="Strong_20_Emphasis"><text:span text:style-name="T1">más utilizado del mundo</text:span></text:span><text:span text:style-name="T1">, lo usan WordPress, Drupal, Prestashop, Magento, Moodle y un largo, largo etcétera </text:span></text:p>
        </text:list-item>
      </text:list>
      <text:h text:style-name="P2" text:outline-level="3">Inconvenientes de LAMP</text:h>
      <text:list xml:id="list3694650205" text:style-name="L3">
        <text:list-item>
          <text:p text:style-name="P12"><text:span text:style-name="T1">No funciona bien en </text:span><text:span text:style-name="Strong_20_Emphasis"><text:span text:style-name="T1">aplicaciones de tiempo real</text:span></text:span><text:span text:style-name="T1"> que manejan grandes cantidades datos de forma concurrente </text:span></text:p>
        </text:list-item>
        <text:list-item>
          <text:p text:style-name="P12"><text:span text:style-name="T1">No está de </text:span><text:span text:style-name="Strong_20_Emphasis"><text:span text:style-name="T1">moda</text:span></text:span><text:span text:style-name="T1"> </text:span></text:p>
        </text:list-item>
        <text:list-item>
          <text:p text:style-name="P12"><text:span text:style-name="T1">Es </text:span><text:span text:style-name="Strong_20_Emphasis"><text:span text:style-name="T1">más lento</text:span></text:span><text:span text:style-name="T1"> que MEAN </text:span></text:p>
        </text:list-item>
        <text:list-item>
          <text:p text:style-name="P7"><text:span text:style-name="T1">Emplea </text:span><text:span text:style-name="Strong_20_Emphasis"><text:span text:style-name="T1">varios lenguajes</text:span></text:span><text:span text:style-name="T1"> de programación </text:span></text:p>
        </text:list-item>
      </text:list>
      <text:p text:style-name="P1"/>
      <text:h text:style-name="P2" text:outline-level="3">Ventajas de MEAN</text:h>
      <text:list xml:id="list52595791" text:style-name="L4">
        <text:list-item>
          <text:p text:style-name="P13"><text:span text:style-name="T1">Lo utilizan las startups </text:span><text:span text:style-name="Strong_20_Emphasis"><text:span text:style-name="T1">más punteras</text:span></text:span><text:span text:style-name="T1"> </text:span></text:p>
        </text:list-item>
        <text:list-item>
          <text:p text:style-name="P13"><text:span text:style-name="T1">Es la mejor solución para programar </text:span><text:span text:style-name="Strong_20_Emphasis"><text:span text:style-name="T1">aplicaciones de tiempo real</text:span></text:span><text:span text:style-name="T1"> que manejan grandes cantidades de datos de forma concurrente </text:span></text:p>
        </text:list-item>
        <text:list-item>
          <text:p text:style-name="P13"><text:span text:style-name="T1">Es </text:span><text:span text:style-name="Strong_20_Emphasis"><text:span text:style-name="T1">más rápido</text:span></text:span><text:span text:style-name="T1"> que LAMP </text:span></text:p>
        </text:list-item>
        <text:list-item>
          <text:p text:style-name="P13"><text:span text:style-name="T1">Emplea </text:span><text:span text:style-name="Strong_20_Emphasis"><text:span text:style-name="T1">un solo lenguaje</text:span></text:span><text:span text:style-name="T1"> para todo: JavaScript </text:span></text:p>
        </text:list-item>
        <text:list-item>
          <text:p text:style-name="P8"><text:span text:style-name="T1">Está de </text:span><text:span text:style-name="Strong_20_Emphasis"><text:span text:style-name="T1">moda</text:span></text:span><text:span text:style-name="T1"> </text:span></text:p>
          <text:p text:style-name="P5"/>
        </text:list-item>
      </text:list>
      <text:h text:style-name="P2" text:outline-level="3"><text:soft-page-break/>Inconvenientes de MEAN</text:h>
      <text:list xml:id="list3770579152" text:style-name="L5">
        <text:list-item>
          <text:p text:style-name="P14"><text:span text:style-name="T1">La orientación a eventos </text:span><text:span text:style-name="Strong_20_Emphasis"><text:span text:style-name="T1">no es siempre</text:span></text:span><text:span text:style-name="T1"> el mejor marco para desarrollar aplicaciones </text:span></text:p>
        </text:list-item>
        <text:list-item>
          <text:p text:style-name="P14"><text:span text:style-name="T1">MEAN está todavía en fase de </text:span><text:span text:style-name="Strong_20_Emphasis"><text:span text:style-name="T1">investigación y desarrollo</text:span></text:span><text:span text:style-name="T1">, lo que lo convierte en un entorno extremadamente volátil </text:span></text:p>
        </text:list-item>
        <text:list-item>
          <text:p text:style-name="P14"><text:span text:style-name="T1">Cada dos por tres salen </text:span><text:span text:style-name="Strong_20_Emphasis"><text:span text:style-name="T1">nuevas librerías</text:span></text:span><text:span text:style-name="T1"> que no siempre funcionan bien </text:span></text:p>
        </text:list-item>
        <text:list-item>
          <text:p text:style-name="P14"><text:span text:style-name="T1">La </text:span><text:span text:style-name="Strong_20_Emphasis"><text:span text:style-name="T1">documentación</text:span></text:span><text:span text:style-name="T1"> no es tan buena como en LAMP </text:span></text:p>
        </text:list-item>
        <text:list-item>
          <text:p text:style-name="P9"><text:span text:style-name="T1">Muchas empresas pequeñas y medianas no pueden permitirse </text:span><text:span text:style-name="Strong_20_Emphasis"><text:span text:style-name="T1">el riesgo</text:span></text:span><text:span text:style-name="T1"> de utilizar tecnologías </text:span><text:span text:style-name="Strong_20_Emphasis"><text:span text:style-name="T1">tan cambiantes</text:span></text:span><text:span text:style-name="T1"> </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1T08:37:07.774679247</meta:creation-date>
    <dc:date>2018-10-04T08:41:01.060191853</dc:date>
    <meta:editing-duration>PT2M35S</meta:editing-duration>
    <meta:editing-cycles>2</meta:editing-cycles>
    <meta:generator>LibreOffice/6.0.3.2$Linux_X86_64 LibreOffice_project/00m0$Build-2</meta:generator>
    <meta:document-statistic meta:table-count="0" meta:image-count="0" meta:object-count="0" meta:page-count="2" meta:paragraph-count="33" meta:word-count="403" meta:character-count="2373" meta:non-whitespace-character-count="2003"/>
  </office:meta>
</office:document-meta>
</file>